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style:writing-mode="lr-tb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2" svg:width="6.2988in" svg:height="3.5429in" svg:x="13.8067in" svg:y="2.6953in">
            <draw:object draw:notify-on-update-of-ranges="Sheet1.D15:Sheet1.D15 Sheet1.E15:Sheet1.X15" xlink:href="./Object 1" xlink:type="simple" xlink:show="embed" xlink:actuate="onLoad">
              <loext:p text:style-name="P1">EP entropu</loext:p>
            </draw:object>
            <draw:image xlink:href="./ObjectReplacements/Object 1" xlink:type="simple" xlink:show="embed" xlink:actuate="onLoad"/>
          </draw:frame>
          <draw:frame draw:z-index="1" draw:style-name="gr2" draw:text-style-name="P2" svg:width="6.2988in" svg:height="3.5429in" svg:x="8.0398in" svg:y="7.5654in">
            <draw:object draw:notify-on-update-of-ranges="Sheet1.B51:Sheet1.B51 Sheet1.C51:Sheet1.I51 Sheet1.B52:Sheet1.B52 Sheet1.C52:Sheet1.I5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4" table:default-cell-style-name="Default"/>
        <table:table-row table:style-name="ro1">
          <table:table-cell table:number-columns-repeated="2"/>
          <table:table-cell office:value-type="string" calcext:value-type="string">
            <text:p>Symmetry -0.53</text:p>
          </table:table-cell>
          <table:table-cell table:number-columns-repeated="21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4"/>
          <table:table-cell office:value-type="string" calcext:value-type="string">
            <text:p>NoisyLabel cce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float" office:value="0.463" calcext:value-type="float">
            <text:p>0.463</text:p>
          </table:table-cell>
          <table:table-cell office:value-type="float" office:value="0.4748" calcext:value-type="float">
            <text:p>0.4748</text:p>
          </table:table-cell>
          <table:table-cell office:value-type="float" office:value="0.4768" calcext:value-type="float">
            <text:p>0.4768</text:p>
          </table:table-cell>
          <table:table-cell office:value-type="float" office:value="0.4756" calcext:value-type="float">
            <text:p>0.4756</text:p>
          </table:table-cell>
          <table:table-cell office:value-type="float" office:value="0.4768" calcext:value-type="float">
            <text:p>0.4768</text:p>
          </table:table-cell>
          <table:table-cell office:value-type="float" office:value="0.478" calcext:value-type="float">
            <text:p>0.478</text:p>
          </table:table-cell>
          <table:table-cell office:value-type="float" office:value="0.4812" calcext:value-type="float">
            <text:p>0.4812</text:p>
          </table:table-cell>
          <table:table-cell office:value-type="float" office:value="0.4782" calcext:value-type="float">
            <text:p>0.4782</text:p>
          </table:table-cell>
          <table:table-cell office:value-type="float" office:value="0.478" calcext:value-type="float">
            <text:p>0.478</text:p>
          </table:table-cell>
          <table:table-cell office:value-type="float" office:value="0.479" calcext:value-type="float">
            <text:p>0.479</text:p>
          </table:table-cell>
          <table:table-cell office:value-type="float" office:value="0.4706" calcext:value-type="float">
            <text:p>0.4706</text:p>
          </table:table-cell>
          <table:table-cell office:value-type="float" office:value="0.4766" calcext:value-type="float">
            <text:p>0.4766</text:p>
          </table:table-cell>
          <table:table-cell office:value-type="float" office:value="0.475" calcext:value-type="float">
            <text:p>0.475</text:p>
          </table:table-cell>
          <table:table-cell office:value-type="float" office:value="0.4738" calcext:value-type="float">
            <text:p>0.4738</text:p>
          </table:table-cell>
          <table:table-cell office:value-type="float" office:value="0.4742" calcext:value-type="float">
            <text:p>0.4742</text:p>
          </table:table-cell>
          <table:table-cell office:value-type="float" office:value="0.4658" calcext:value-type="float">
            <text:p>0.4658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4616" calcext:value-type="float">
            <text:p>0.4616</text:p>
          </table:table-cell>
          <table:table-cell office:value-type="float" office:value="0.474" calcext:value-type="float">
            <text:p>0.474</text:p>
          </table:table-cell>
          <table:table-cell office:value-type="float" office:value="0.46584634" calcext:value-type="float">
            <text:p>0.46584634</text:p>
          </table:table-cell>
        </table:table-row>
        <table:table-row table:style-name="ro1">
          <table:table-cell table:number-columns-repeated="4"/>
          <table:table-cell office:value-type="float" office:value="0.4672" calcext:value-type="float">
            <text:p>0.4672</text:p>
          </table:table-cell>
          <table:table-cell office:value-type="float" office:value="0.4674" calcext:value-type="float">
            <text:p>0.4674</text:p>
          </table:table-cell>
          <table:table-cell office:value-type="float" office:value="0.475" calcext:value-type="float">
            <text:p>0.475</text:p>
          </table:table-cell>
          <table:table-cell office:value-type="float" office:value="0.4684" calcext:value-type="float">
            <text:p>0.4684</text:p>
          </table:table-cell>
          <table:table-cell office:value-type="float" office:value="0.4738" calcext:value-type="float">
            <text:p>0.4738</text:p>
          </table:table-cell>
          <table:table-cell office:value-type="float" office:value="0.4726" calcext:value-type="float">
            <text:p>0.4726</text:p>
          </table:table-cell>
          <table:table-cell office:value-type="float" office:value="0.4748" calcext:value-type="float">
            <text:p>0.4748</text:p>
          </table:table-cell>
          <table:table-cell office:value-type="float" office:value="0.4756" calcext:value-type="float">
            <text:p>0.4756</text:p>
          </table:table-cell>
          <table:table-cell office:value-type="float" office:value="0.4764" calcext:value-type="float">
            <text:p>0.4764</text:p>
          </table:table-cell>
          <table:table-cell office:value-type="float" office:value="0.4728" calcext:value-type="float">
            <text:p>0.4728</text:p>
          </table:table-cell>
          <table:table-cell office:value-type="float" office:value="0.4732" calcext:value-type="float">
            <text:p>0.4732</text:p>
          </table:table-cell>
          <table:table-cell office:value-type="float" office:value="0.4748" calcext:value-type="float">
            <text:p>0.4748</text:p>
          </table:table-cell>
          <table:table-cell office:value-type="float" office:value="0.4752" calcext:value-type="float">
            <text:p>0.4752</text:p>
          </table:table-cell>
          <table:table-cell office:value-type="float" office:value="0.4718" calcext:value-type="float">
            <text:p>0.4718</text:p>
          </table:table-cell>
          <table:table-cell office:value-type="float" office:value="0.4758" calcext:value-type="float">
            <text:p>0.4758</text:p>
          </table:table-cell>
          <table:table-cell office:value-type="float" office:value="0.4658" calcext:value-type="float">
            <text:p>0.4658</text:p>
          </table:table-cell>
          <table:table-cell office:value-type="float" office:value="0.4682" calcext:value-type="float">
            <text:p>0.4682</text:p>
          </table:table-cell>
          <table:table-cell office:value-type="float" office:value="0.4702" calcext:value-type="float">
            <text:p>0.4702</text:p>
          </table:table-cell>
          <table:table-cell office:value-type="float" office:value="0.4634" calcext:value-type="float">
            <text:p>0.4634</text:p>
          </table:table-cell>
          <table:table-cell office:value-type="float" office:value="0.4672" calcext:value-type="float">
            <text:p>0.4672</text:p>
          </table:table-cell>
        </table:table-row>
        <table:table-row table:style-name="ro1">
          <table:table-cell table:number-columns-repeated="4"/>
          <table:table-cell office:value-type="float" office:value="0.4766" calcext:value-type="float">
            <text:p>0.4766</text:p>
          </table:table-cell>
          <table:table-cell office:value-type="float" office:value="0.484" calcext:value-type="float">
            <text:p>0.484</text:p>
          </table:table-cell>
          <table:table-cell office:value-type="float" office:value="0.4816" calcext:value-type="float">
            <text:p>0.4816</text:p>
          </table:table-cell>
          <table:table-cell office:value-type="float" office:value="0.4828" calcext:value-type="float">
            <text:p>0.4828</text:p>
          </table:table-cell>
          <table:table-cell office:value-type="float" office:value="0.4844" calcext:value-type="float">
            <text:p>0.4844</text:p>
          </table:table-cell>
          <table:table-cell office:value-type="float" office:value="0.4848" calcext:value-type="float">
            <text:p>0.4848</text:p>
          </table:table-cell>
          <table:table-cell office:value-type="float" office:value="0.4838" calcext:value-type="float">
            <text:p>0.4838</text:p>
          </table:table-cell>
          <table:table-cell office:value-type="float" office:value="0.4816" calcext:value-type="float">
            <text:p>0.4816</text:p>
          </table:table-cell>
          <table:table-cell office:value-type="float" office:value="0.4822" calcext:value-type="float">
            <text:p>0.4822</text:p>
          </table:table-cell>
          <table:table-cell office:value-type="float" office:value="0.4802" calcext:value-type="float">
            <text:p>0.4802</text:p>
          </table:table-cell>
          <table:table-cell office:value-type="float" office:value="0.4814" calcext:value-type="float">
            <text:p>0.4814</text:p>
          </table:table-cell>
          <table:table-cell office:value-type="float" office:value="0.4798" calcext:value-type="float">
            <text:p>0.4798</text:p>
          </table:table-cell>
          <table:table-cell office:value-type="float" office:value="0.4828" calcext:value-type="float">
            <text:p>0.4828</text:p>
          </table:table-cell>
          <table:table-cell office:value-type="float" office:value="0.48" calcext:value-type="float">
            <text:p>0.48</text:p>
          </table:table-cell>
          <table:table-cell office:value-type="float" office:value="0.4826" calcext:value-type="float">
            <text:p>0.4826</text:p>
          </table:table-cell>
          <table:table-cell office:value-type="float" office:value="0.482" calcext:value-type="float">
            <text:p>0.482</text:p>
          </table:table-cell>
          <table:table-cell office:value-type="float" office:value="0.4788" calcext:value-type="float">
            <text:p>0.4788</text:p>
          </table:table-cell>
          <table:table-cell office:value-type="float" office:value="0.475" calcext:value-type="float">
            <text:p>0.475</text:p>
          </table:table-cell>
          <table:table-cell office:value-type="float" office:value="0.4732" calcext:value-type="float">
            <text:p>0.4732</text:p>
          </table:table-cell>
          <table:table-cell office:value-type="float" office:value="0.4702" calcext:value-type="float">
            <text:p>0.4702</text:p>
          </table:table-cell>
        </table:table-row>
        <table:table-row table:style-name="ro1">
          <table:table-cell table:number-columns-repeated="4"/>
          <table:table-cell office:value-type="float" office:value="0.4724" calcext:value-type="float">
            <text:p>0.4724</text:p>
          </table:table-cell>
          <table:table-cell table:number-columns-repeated="2" office:value-type="float" office:value="0.4656" calcext:value-type="float">
            <text:p>0.4656</text:p>
          </table:table-cell>
          <table:table-cell office:value-type="float" office:value="0.4746" calcext:value-type="float">
            <text:p>0.4746</text:p>
          </table:table-cell>
          <table:table-cell office:value-type="float" office:value="0.4722" calcext:value-type="float">
            <text:p>0.4722</text:p>
          </table:table-cell>
          <table:table-cell office:value-type="float" office:value="0.474" calcext:value-type="float">
            <text:p>0.474</text:p>
          </table:table-cell>
          <table:table-cell office:value-type="float" office:value="0.4752" calcext:value-type="float">
            <text:p>0.4752</text:p>
          </table:table-cell>
          <table:table-cell office:value-type="float" office:value="0.471" calcext:value-type="float">
            <text:p>0.471</text:p>
          </table:table-cell>
          <table:table-cell office:value-type="float" office:value="0.4708" calcext:value-type="float">
            <text:p>0.4708</text:p>
          </table:table-cell>
          <table:table-cell office:value-type="float" office:value="0.4706" calcext:value-type="float">
            <text:p>0.4706</text:p>
          </table:table-cell>
          <table:table-cell office:value-type="float" office:value="0.473" calcext:value-type="float">
            <text:p>0.473</text:p>
          </table:table-cell>
          <table:table-cell office:value-type="float" office:value="0.4706" calcext:value-type="float">
            <text:p>0.4706</text:p>
          </table:table-cell>
          <table:table-cell office:value-type="float" office:value="0.4708" calcext:value-type="float">
            <text:p>0.4708</text:p>
          </table:table-cell>
          <table:table-cell office:value-type="float" office:value="0.4718" calcext:value-type="float">
            <text:p>0.4718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4668" calcext:value-type="float">
            <text:p>0.4668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4676" calcext:value-type="float">
            <text:p>0.4676</text:p>
          </table:table-cell>
          <table:table-cell office:value-type="float" office:value="0.4656" calcext:value-type="float">
            <text:p>0.4656</text:p>
          </table:table-cell>
          <table:table-cell office:value-type="float" office:value="0.4648" calcext:value-type="float">
            <text:p>0.4648</text:p>
          </table:table-cell>
        </table:table-row>
        <table:table-row table:style-name="ro1">
          <table:table-cell table:number-columns-repeated="4"/>
          <table:table-cell office:value-type="float" office:value="0.4726" calcext:value-type="float">
            <text:p>0.4726</text:p>
          </table:table-cell>
          <table:table-cell office:value-type="float" office:value="0.4872" calcext:value-type="float">
            <text:p>0.4872</text:p>
          </table:table-cell>
          <table:table-cell table:number-columns-repeated="2" office:value-type="float" office:value="0.4886" calcext:value-type="float">
            <text:p>0.4886</text:p>
          </table:table-cell>
          <table:table-cell table:number-columns-repeated="2" office:value-type="float" office:value="0.4844" calcext:value-type="float">
            <text:p>0.4844</text:p>
          </table:table-cell>
          <table:table-cell office:value-type="float" office:value="0.4882" calcext:value-type="float">
            <text:p>0.4882</text:p>
          </table:table-cell>
          <table:table-cell office:value-type="float" office:value="0.4906" calcext:value-type="float">
            <text:p>0.4906</text:p>
          </table:table-cell>
          <table:table-cell office:value-type="float" office:value="0.4876" calcext:value-type="float">
            <text:p>0.4876</text:p>
          </table:table-cell>
          <table:table-cell office:value-type="float" office:value="0.4868" calcext:value-type="float">
            <text:p>0.4868</text:p>
          </table:table-cell>
          <table:table-cell office:value-type="float" office:value="0.487" calcext:value-type="float">
            <text:p>0.487</text:p>
          </table:table-cell>
          <table:table-cell office:value-type="float" office:value="0.4864" calcext:value-type="float">
            <text:p>0.4864</text:p>
          </table:table-cell>
          <table:table-cell office:value-type="float" office:value="0.4798" calcext:value-type="float">
            <text:p>0.4798</text:p>
          </table:table-cell>
          <table:table-cell office:value-type="float" office:value="0.4858" calcext:value-type="float">
            <text:p>0.4858</text:p>
          </table:table-cell>
          <table:table-cell office:value-type="float" office:value="0.4832" calcext:value-type="float">
            <text:p>0.4832</text:p>
          </table:table-cell>
          <table:table-cell office:value-type="float" office:value="0.479" calcext:value-type="float">
            <text:p>0.479</text:p>
          </table:table-cell>
          <table:table-cell office:value-type="float" office:value="0.48" calcext:value-type="float">
            <text:p>0.48</text:p>
          </table:table-cell>
          <table:table-cell office:value-type="float" office:value="0.4834" calcext:value-type="float">
            <text:p>0.4834</text:p>
          </table:table-cell>
          <table:table-cell office:value-type="float" office:value="0.4782" calcext:value-type="float">
            <text:p>0.4782</text:p>
          </table:table-cell>
          <table:table-cell office:value-type="float" office:value="0.476" calcext:value-type="float">
            <text:p>0.476</text:p>
          </table:table-cell>
        </table:table-row>
        <table:table-row table:style-name="ro1">
          <table:table-cell table:number-columns-repeated="4"/>
          <table:table-cell office:value-type="float" office:value="0.476" calcext:value-type="float">
            <text:p>0.476</text:p>
          </table:table-cell>
          <table:table-cell table:number-columns-repeated="2" office:value-type="float" office:value="0.4796" calcext:value-type="float">
            <text:p>0.4796</text:p>
          </table:table-cell>
          <table:table-cell office:value-type="float" office:value="0.482" calcext:value-type="float">
            <text:p>0.482</text:p>
          </table:table-cell>
          <table:table-cell office:value-type="float" office:value="0.4822" calcext:value-type="float">
            <text:p>0.4822</text:p>
          </table:table-cell>
          <table:table-cell office:value-type="float" office:value="0.4798" calcext:value-type="float">
            <text:p>0.4798</text:p>
          </table:table-cell>
          <table:table-cell office:value-type="float" office:value="0.4812" calcext:value-type="float">
            <text:p>0.4812</text:p>
          </table:table-cell>
          <table:table-cell office:value-type="float" office:value="0.4802" calcext:value-type="float">
            <text:p>0.4802</text:p>
          </table:table-cell>
          <table:table-cell office:value-type="float" office:value="0.48" calcext:value-type="float">
            <text:p>0.48</text:p>
          </table:table-cell>
          <table:table-cell office:value-type="float" office:value="0.4776" calcext:value-type="float">
            <text:p>0.4776</text:p>
          </table:table-cell>
          <table:table-cell office:value-type="float" office:value="0.4764" calcext:value-type="float">
            <text:p>0.4764</text:p>
          </table:table-cell>
          <table:table-cell office:value-type="float" office:value="0.4784" calcext:value-type="float">
            <text:p>0.4784</text:p>
          </table:table-cell>
          <table:table-cell office:value-type="float" office:value="0.4816" calcext:value-type="float">
            <text:p>0.4816</text:p>
          </table:table-cell>
          <table:table-cell office:value-type="float" office:value="0.479" calcext:value-type="float">
            <text:p>0.479</text:p>
          </table:table-cell>
          <table:table-cell office:value-type="float" office:value="0.475" calcext:value-type="float">
            <text:p>0.4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476" calcext:value-type="float">
            <text:p>0.476</text:p>
          </table:table-cell>
          <table:table-cell office:value-type="float" office:value="0.4744" calcext:value-type="float">
            <text:p>0.4744</text:p>
          </table:table-cell>
          <table:table-cell office:value-type="float" office:value="0.4738" calcext:value-type="float">
            <text:p>0.4738</text:p>
          </table:table-cell>
          <table:table-cell office:value-type="float" office:value="0.464" calcext:value-type="float">
            <text:p>0.464</text:p>
          </table:table-cell>
        </table:table-row>
        <table:table-row table:style-name="ro1">
          <table:table-cell table:number-columns-repeated="4"/>
          <table:table-cell office:value-type="float" office:value="0.4642" calcext:value-type="float">
            <text:p>0.4642</text:p>
          </table:table-cell>
          <table:table-cell table:number-columns-repeated="2" office:value-type="float" office:value="0.4656" calcext:value-type="float">
            <text:p>0.4656</text:p>
          </table:table-cell>
          <table:table-cell office:value-type="float" office:value="0.468" calcext:value-type="float">
            <text:p>0.468</text:p>
          </table:table-cell>
          <table:table-cell office:value-type="float" office:value="0.4678" calcext:value-type="float">
            <text:p>0.4678</text:p>
          </table:table-cell>
          <table:table-cell office:value-type="float" office:value="0.471" calcext:value-type="float">
            <text:p>0.471</text:p>
          </table:table-cell>
          <table:table-cell office:value-type="float" office:value="0.4706" calcext:value-type="float">
            <text:p>0.4706</text:p>
          </table:table-cell>
          <table:table-cell office:value-type="float" office:value="0.4726" calcext:value-type="float">
            <text:p>0.4726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4742" calcext:value-type="float">
            <text:p>0.4742</text:p>
          </table:table-cell>
          <table:table-cell office:value-type="float" office:value="0.4702" calcext:value-type="float">
            <text:p>0.4702</text:p>
          </table:table-cell>
          <table:table-cell office:value-type="float" office:value="0.4692" calcext:value-type="float">
            <text:p>0.4692</text:p>
          </table:table-cell>
          <table:table-cell office:value-type="float" office:value="0.4676" calcext:value-type="float">
            <text:p>0.4676</text:p>
          </table:table-cell>
          <table:table-cell office:value-type="float" office:value="0.4672" calcext:value-type="float">
            <text:p>0.4672</text:p>
          </table:table-cell>
          <table:table-cell office:value-type="float" office:value="0.4664" calcext:value-type="float">
            <text:p>0.4664</text:p>
          </table:table-cell>
          <table:table-cell office:value-type="float" office:value="0.4668" calcext:value-type="float">
            <text:p>0.4668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4652" calcext:value-type="float">
            <text:p>0.4652</text:p>
          </table:table-cell>
          <table:table-cell office:value-type="float" office:value="0.4646" calcext:value-type="float">
            <text:p>0.4646</text:p>
          </table:table-cell>
          <table:table-cell office:value-type="float" office:value="0.464" calcext:value-type="float">
            <text:p>0.464</text:p>
          </table:table-cell>
        </table:table-row>
        <table:table-row table:style-name="ro1">
          <table:table-cell table:number-columns-repeated="4"/>
          <table:table-cell office:value-type="float" office:value="0.481" calcext:value-type="float">
            <text:p>0.481</text:p>
          </table:table-cell>
          <table:table-cell office:value-type="float" office:value="0.4778" calcext:value-type="float">
            <text:p>0.4778</text:p>
          </table:table-cell>
          <table:table-cell office:value-type="float" office:value="0.4802" calcext:value-type="float">
            <text:p>0.4802</text:p>
          </table:table-cell>
          <table:table-cell office:value-type="float" office:value="0.4814" calcext:value-type="float">
            <text:p>0.4814</text:p>
          </table:table-cell>
          <table:table-cell office:value-type="float" office:value="0.4818" calcext:value-type="float">
            <text:p>0.4818</text:p>
          </table:table-cell>
          <table:table-cell office:value-type="float" office:value="0.482" calcext:value-type="float">
            <text:p>0.482</text:p>
          </table:table-cell>
          <table:table-cell office:value-type="float" office:value="0.4824" calcext:value-type="float">
            <text:p>0.4824</text:p>
          </table:table-cell>
          <table:table-cell office:value-type="float" office:value="0.4842" calcext:value-type="float">
            <text:p>0.4842</text:p>
          </table:table-cell>
          <table:table-cell office:value-type="float" office:value="0.4824" calcext:value-type="float">
            <text:p>0.4824</text:p>
          </table:table-cell>
          <table:table-cell office:value-type="float" office:value="0.4816" calcext:value-type="float">
            <text:p>0.4816</text:p>
          </table:table-cell>
          <table:table-cell office:value-type="float" office:value="0.4836" calcext:value-type="float">
            <text:p>0.4836</text:p>
          </table:table-cell>
          <table:table-cell office:value-type="float" office:value="0.4798" calcext:value-type="float">
            <text:p>0.4798</text:p>
          </table:table-cell>
          <table:table-cell office:value-type="float" office:value="0.4792" calcext:value-type="float">
            <text:p>0.4792</text:p>
          </table:table-cell>
          <table:table-cell office:value-type="float" office:value="0.4794" calcext:value-type="float">
            <text:p>0.4794</text:p>
          </table:table-cell>
          <table:table-cell office:value-type="float" office:value="0.4742" calcext:value-type="float">
            <text:p>0.4742</text:p>
          </table:table-cell>
          <table:table-cell office:value-type="float" office:value="0.4784" calcext:value-type="float">
            <text:p>0.4784</text:p>
          </table:table-cell>
          <table:table-cell office:value-type="float" office:value="0.477" calcext:value-type="float">
            <text:p>0.477</text:p>
          </table:table-cell>
          <table:table-cell office:value-type="float" office:value="0.4772" calcext:value-type="float">
            <text:p>0.4772</text:p>
          </table:table-cell>
          <table:table-cell office:value-type="float" office:value="0.4716" calcext:value-type="float">
            <text:p>0.4716</text:p>
          </table:table-cell>
          <table:table-cell office:value-type="float" office:value="0.4794" calcext:value-type="float">
            <text:p>0.4794</text:p>
          </table:table-cell>
        </table:table-row>
        <table:table-row table:style-name="ro1">
          <table:table-cell table:number-columns-repeated="4"/>
          <table:table-cell office:value-type="float" office:value="0.4674" calcext:value-type="float">
            <text:p>0.4674</text:p>
          </table:table-cell>
          <table:table-cell office:value-type="float" office:value="0.4748" calcext:value-type="float">
            <text:p>0.4748</text:p>
          </table:table-cell>
          <table:table-cell office:value-type="float" office:value="0.4758" calcext:value-type="float">
            <text:p>0.4758</text:p>
          </table:table-cell>
          <table:table-cell office:value-type="float" office:value="0.4702" calcext:value-type="float">
            <text:p>0.4702</text:p>
          </table:table-cell>
          <table:table-cell office:value-type="float" office:value="0.4752" calcext:value-type="float">
            <text:p>0.4752</text:p>
          </table:table-cell>
          <table:table-cell office:value-type="float" office:value="0.4744" calcext:value-type="float">
            <text:p>0.4744</text:p>
          </table:table-cell>
          <table:table-cell office:value-type="float" office:value="0.4772" calcext:value-type="float">
            <text:p>0.4772</text:p>
          </table:table-cell>
          <table:table-cell office:value-type="float" office:value="0.4664" calcext:value-type="float">
            <text:p>0.4664</text:p>
          </table:table-cell>
          <table:table-cell office:value-type="float" office:value="0.4744" calcext:value-type="float">
            <text:p>0.4744</text:p>
          </table:table-cell>
          <table:table-cell office:value-type="float" office:value="0.4758" calcext:value-type="float">
            <text:p>0.4758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4748" calcext:value-type="float">
            <text:p>0.4748</text:p>
          </table:table-cell>
          <table:table-cell office:value-type="float" office:value="0.4674" calcext:value-type="float">
            <text:p>0.4674</text:p>
          </table:table-cell>
          <table:table-cell office:value-type="float" office:value="0.471" calcext:value-type="float">
            <text:p>0.471</text:p>
          </table:table-cell>
          <table:table-cell office:value-type="float" office:value="0.4702" calcext:value-type="float">
            <text:p>0.4702</text:p>
          </table:table-cell>
          <table:table-cell office:value-type="float" office:value="0.4662" calcext:value-type="float">
            <text:p>0.4662</text:p>
          </table:table-cell>
          <table:table-cell office:value-type="float" office:value="0.4702" calcext:value-type="float">
            <text:p>0.4702</text:p>
          </table:table-cell>
          <table:table-cell office:value-type="float" office:value="0.465" calcext:value-type="float">
            <text:p>0.465</text:p>
          </table:table-cell>
          <table:table-cell office:value-type="float" office:value="0.461" calcext:value-type="float">
            <text:p>0.461</text:p>
          </table:table-cell>
          <table:table-cell office:value-type="float" office:value="0.466" calcext:value-type="float">
            <text:p>0.466</text:p>
          </table:table-cell>
        </table:table-row>
        <table:table-row table:style-name="ro1">
          <table:table-cell table:number-columns-repeated="4"/>
          <table:table-cell office:value-type="float" office:value="0.4736" calcext:value-type="float">
            <text:p>0.4736</text:p>
          </table:table-cell>
          <table:table-cell office:value-type="float" office:value="0.4816" calcext:value-type="float">
            <text:p>0.4816</text:p>
          </table:table-cell>
          <table:table-cell office:value-type="float" office:value="0.4766" calcext:value-type="float">
            <text:p>0.4766</text:p>
          </table:table-cell>
          <table:table-cell office:value-type="float" office:value="0.4822" calcext:value-type="float">
            <text:p>0.4822</text:p>
          </table:table-cell>
          <table:table-cell office:value-type="float" office:value="0.482" calcext:value-type="float">
            <text:p>0.482</text:p>
          </table:table-cell>
          <table:table-cell office:value-type="float" office:value="0.4784" calcext:value-type="float">
            <text:p>0.4784</text:p>
          </table:table-cell>
          <table:table-cell office:value-type="float" office:value="0.48" calcext:value-type="float">
            <text:p>0.48</text:p>
          </table:table-cell>
          <table:table-cell office:value-type="float" office:value="0.481" calcext:value-type="float">
            <text:p>0.481</text:p>
          </table:table-cell>
          <table:table-cell office:value-type="float" office:value="0.4812" calcext:value-type="float">
            <text:p>0.4812</text:p>
          </table:table-cell>
          <table:table-cell table:number-columns-repeated="2" office:value-type="float" office:value="0.4798" calcext:value-type="float">
            <text:p>0.4798</text:p>
          </table:table-cell>
          <table:table-cell office:value-type="float" office:value="0.479" calcext:value-type="float">
            <text:p>0.479</text:p>
          </table:table-cell>
          <table:table-cell office:value-type="float" office:value="0.4818" calcext:value-type="float">
            <text:p>0.4818</text:p>
          </table:table-cell>
          <table:table-cell office:value-type="float" office:value="0.4762" calcext:value-type="float">
            <text:p>0.4762</text:p>
          </table:table-cell>
          <table:table-cell table:number-columns-repeated="2" office:value-type="float" office:value="0.4756" calcext:value-type="float">
            <text:p>0.4756</text:p>
          </table:table-cell>
          <table:table-cell office:value-type="float" office:value="0.4734" calcext:value-type="float">
            <text:p>0.4734</text:p>
          </table:table-cell>
          <table:table-cell office:value-type="float" office:value="0.4732" calcext:value-type="float">
            <text:p>0.4732</text:p>
          </table:table-cell>
          <table:table-cell office:value-type="float" office:value="0.4724" calcext:value-type="float">
            <text:p>0.4724</text:p>
          </table:table-cell>
          <table:table-cell office:value-type="float" office:value="0.471" calcext:value-type="float">
            <text:p>0.47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X_val perf</text:p>
          </table:table-cell>
          <table:table-cell table:formula="of:=AVERAGE([.E5:.E14])" office:value-type="float" office:value="0.4714" calcext:value-type="float">
            <text:p>0.4714</text:p>
          </table:table-cell>
          <table:table-cell table:formula="of:=AVERAGE([.F5:.F14])" office:value-type="float" office:value="0.47584" calcext:value-type="float">
            <text:p>0.47584</text:p>
          </table:table-cell>
          <table:table-cell table:formula="of:=AVERAGE([.G5:.G14])" office:value-type="float" office:value="0.47654" calcext:value-type="float">
            <text:p>0.47654</text:p>
          </table:table-cell>
          <table:table-cell table:formula="of:=AVERAGE([.H5:.H14])" office:value-type="float" office:value="0.47738" calcext:value-type="float">
            <text:p>0.47738</text:p>
          </table:table-cell>
          <table:table-cell table:formula="of:=AVERAGE([.I5:.I14])" office:value-type="float" office:value="0.47806" calcext:value-type="float">
            <text:p>0.47806</text:p>
          </table:table-cell>
          <table:table-cell table:formula="of:=AVERAGE([.J5:.J14])" office:value-type="float" office:value="0.47794" calcext:value-type="float">
            <text:p>0.47794</text:p>
          </table:table-cell>
          <table:table-cell table:formula="of:=AVERAGE([.K5:.K14])" office:value-type="float" office:value="0.47946" calcext:value-type="float">
            <text:p>0.47946</text:p>
          </table:table-cell>
          <table:table-cell table:formula="of:=AVERAGE([.L5:.L14])" office:value-type="float" office:value="0.47814" calcext:value-type="float">
            <text:p>0.47814</text:p>
          </table:table-cell>
          <table:table-cell table:formula="of:=AVERAGE([.M5:.M14])" office:value-type="float" office:value="0.47828" calcext:value-type="float">
            <text:p>0.47828</text:p>
          </table:table-cell>
          <table:table-cell table:formula="of:=AVERAGE([.N5:.N14])" office:value-type="float" office:value="0.47784" calcext:value-type="float">
            <text:p>0.47784</text:p>
          </table:table-cell>
          <table:table-cell table:formula="of:=AVERAGE([.O5:.O14])" office:value-type="float" office:value="0.4765" calcext:value-type="float">
            <text:p>0.4765</text:p>
          </table:table-cell>
          <table:table-cell table:formula="of:=AVERAGE([.P5:.P14])" office:value-type="float" office:value="0.47694" calcext:value-type="float">
            <text:p>0.47694</text:p>
          </table:table-cell>
          <table:table-cell table:formula="of:=AVERAGE([.Q5:.Q14])" office:value-type="float" office:value="0.47612" calcext:value-type="float">
            <text:p>0.47612</text:p>
          </table:table-cell>
          <table:table-cell table:formula="of:=AVERAGE([.R5:.R14])" office:value-type="float" office:value="0.4756" calcext:value-type="float">
            <text:p>0.4756</text:p>
          </table:table-cell>
          <table:table-cell table:formula="of:=AVERAGE([.S5:.S14])" office:value-type="float" office:value="0.4747" calcext:value-type="float">
            <text:p>0.4747</text:p>
          </table:table-cell>
          <table:table-cell table:formula="of:=AVERAGE([.T5:.T14])" office:value-type="float" office:value="0.47234" calcext:value-type="float">
            <text:p>0.47234</text:p>
          </table:table-cell>
          <table:table-cell table:formula="of:=AVERAGE([.U5:.U14])" office:value-type="float" office:value="0.4733" calcext:value-type="float">
            <text:p>0.4733</text:p>
          </table:table-cell>
          <table:table-cell table:formula="of:=AVERAGE([.V5:.V14])" office:value-type="float" office:value="0.47128" calcext:value-type="float">
            <text:p>0.47128</text:p>
          </table:table-cell>
          <table:table-cell table:formula="of:=AVERAGE([.W5:.W14])" office:value-type="float" office:value="0.46978" calcext:value-type="float">
            <text:p>0.46978</text:p>
          </table:table-cell>
          <table:table-cell table:formula="of:=AVERAGE([.X5:.X14])" office:value-type="float" office:value="0.468844634" calcext:value-type="float">
            <text:p>0.468844634</text:p>
          </table:table-cell>
        </table:table-row>
        <table:table-row table:style-name="ro1" table:number-rows-repeated="2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EP entropy</text:p>
          </table:table-cell>
          <table:table-cell table:number-columns-repeated="21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1662457883358" calcext:value-type="float">
            <text:p>0.1662457883358</text:p>
          </table:table-cell>
          <table:table-cell office:value-type="float" office:value="0.131260693073273" calcext:value-type="float">
            <text:p>0.131260693073273</text:p>
          </table:table-cell>
          <table:table-cell office:value-type="float" office:value="0.110797107219696" calcext:value-type="float">
            <text:p>0.110797107219696</text:p>
          </table:table-cell>
          <table:table-cell office:value-type="float" office:value="0.142941400408745" calcext:value-type="float">
            <text:p>0.142941400408745</text:p>
          </table:table-cell>
          <table:table-cell office:value-type="float" office:value="0.198687434196472" calcext:value-type="float">
            <text:p>0.198687434196472</text:p>
          </table:table-cell>
          <table:table-cell office:value-type="float" office:value="0.280013620853424" calcext:value-type="float">
            <text:p>0.280013620853424</text:p>
          </table:table-cell>
          <table:table-cell office:value-type="float" office:value="0.142528101801872" calcext:value-type="float">
            <text:p>0.142528101801872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168093219399452" calcext:value-type="float">
            <text:p>0.168093219399452</text:p>
          </table:table-cell>
          <table:table-cell office:value-type="float" office:value="0.139535441994667" calcext:value-type="float">
            <text:p>0.139535441994667</text:p>
          </table:table-cell>
          <table:table-cell office:value-type="float" office:value="0.101283840835094" calcext:value-type="float">
            <text:p>0.101283840835094</text:p>
          </table:table-cell>
          <table:table-cell office:value-type="float" office:value="0.0819527432322502" calcext:value-type="float">
            <text:p>0.08195274323225</text:p>
          </table:table-cell>
          <table:table-cell office:value-type="float" office:value="0.0810734704136848" calcext:value-type="float">
            <text:p>0.081073470413685</text:p>
          </table:table-cell>
          <table:table-cell office:value-type="float" office:value="0.0970751792192459" calcext:value-type="float">
            <text:p>0.097075179219246</text:p>
          </table:table-cell>
          <table:table-cell office:value-type="float" office:value="0.161832600831986" calcext:value-type="float">
            <text:p>0.161832600831986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167981594800949" calcext:value-type="float">
            <text:p>0.167981594800949</text:p>
          </table:table-cell>
          <table:table-cell office:value-type="float" office:value="0.139576941728592" calcext:value-type="float">
            <text:p>0.139576941728592</text:p>
          </table:table-cell>
          <table:table-cell office:value-type="float" office:value="0.166898086667061" calcext:value-type="float">
            <text:p>0.166898086667061</text:p>
          </table:table-cell>
          <table:table-cell office:value-type="float" office:value="0.163238137960434" calcext:value-type="float">
            <text:p>0.163238137960434</text:p>
          </table:table-cell>
          <table:table-cell office:value-type="float" office:value="0.0803598389029503" calcext:value-type="float">
            <text:p>0.08035983890295</text:p>
          </table:table-cell>
          <table:table-cell office:value-type="float" office:value="0.0925638228654862" calcext:value-type="float">
            <text:p>0.092563822865486</text:p>
          </table:table-cell>
          <table:table-cell office:value-type="float" office:value="0.220970720052719" calcext:value-type="float">
            <text:p>0.220970720052719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172001242637634" calcext:value-type="float">
            <text:p>0.172001242637634</text:p>
          </table:table-cell>
          <table:table-cell office:value-type="float" office:value="0.125661849975586" calcext:value-type="float">
            <text:p>0.125661849975586</text:p>
          </table:table-cell>
          <table:table-cell office:value-type="float" office:value="0.226360753178596" calcext:value-type="float">
            <text:p>0.226360753178596</text:p>
          </table:table-cell>
          <table:table-cell office:value-type="float" office:value="0.146795347332954" calcext:value-type="float">
            <text:p>0.146795347332954</text:p>
          </table:table-cell>
          <table:table-cell office:value-type="float" office:value="0.145255491137505" calcext:value-type="float">
            <text:p>0.145255491137505</text:p>
          </table:table-cell>
          <table:table-cell office:value-type="float" office:value="0.0890279114246368" calcext:value-type="float">
            <text:p>0.089027911424637</text:p>
          </table:table-cell>
          <table:table-cell office:value-type="float" office:value="0.21378219127655" calcext:value-type="float">
            <text:p>0.2137821912765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179217323660851" calcext:value-type="float">
            <text:p>0.179217323660851</text:p>
          </table:table-cell>
          <table:table-cell office:value-type="float" office:value="0.206305399537086" calcext:value-type="float">
            <text:p>0.206305399537086</text:p>
          </table:table-cell>
          <table:table-cell office:value-type="float" office:value="0.103101558983326" calcext:value-type="float">
            <text:p>0.103101558983326</text:p>
          </table:table-cell>
          <table:table-cell office:value-type="float" office:value="0.089947335422039" calcext:value-type="float">
            <text:p>0.089947335422039</text:p>
          </table:table-cell>
          <table:table-cell office:value-type="float" office:value="0.0922929495573044" calcext:value-type="float">
            <text:p>0.092292949557304</text:p>
          </table:table-cell>
          <table:table-cell office:value-type="float" office:value="0.167593955993652" calcext:value-type="float">
            <text:p>0.167593955993652</text:p>
          </table:table-cell>
          <table:table-cell office:value-type="float" office:value="0.150709122419357" calcext:value-type="float">
            <text:p>0.150709122419357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158953979611397" calcext:value-type="float">
            <text:p>0.158953979611397</text:p>
          </table:table-cell>
          <table:table-cell office:value-type="float" office:value="0.130591258406639" calcext:value-type="float">
            <text:p>0.130591258406639</text:p>
          </table:table-cell>
          <table:table-cell office:value-type="float" office:value="0.107457563281059" calcext:value-type="float">
            <text:p>0.107457563281059</text:p>
          </table:table-cell>
          <table:table-cell office:value-type="float" office:value="0.147505819797516" calcext:value-type="float">
            <text:p>0.147505819797516</text:p>
          </table:table-cell>
          <table:table-cell office:value-type="float" office:value="0.0790564119815826" calcext:value-type="float">
            <text:p>0.079056411981583</text:p>
          </table:table-cell>
          <table:table-cell office:value-type="float" office:value="0.0928477123379707" calcext:value-type="float">
            <text:p>0.092847712337971</text:p>
          </table:table-cell>
          <table:table-cell office:value-type="float" office:value="0.161920562386513" calcext:value-type="float">
            <text:p>0.161920562386513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166138604283333" calcext:value-type="float">
            <text:p>0.166138604283333</text:p>
          </table:table-cell>
          <table:table-cell office:value-type="float" office:value="0.140031337738037" calcext:value-type="float">
            <text:p>0.140031337738037</text:p>
          </table:table-cell>
          <table:table-cell office:value-type="float" office:value="0.10694083571434" calcext:value-type="float">
            <text:p>0.10694083571434</text:p>
          </table:table-cell>
          <table:table-cell office:value-type="float" office:value="0.0812803730368614" calcext:value-type="float">
            <text:p>0.081280373036862</text:p>
          </table:table-cell>
          <table:table-cell office:value-type="float" office:value="0.139654994010925" calcext:value-type="float">
            <text:p>0.139654994010925</text:p>
          </table:table-cell>
          <table:table-cell office:value-type="float" office:value="0.0998996645212174" calcext:value-type="float">
            <text:p>0.099899664521217</text:p>
          </table:table-cell>
          <table:table-cell office:value-type="float" office:value="0.151771917939186" calcext:value-type="float">
            <text:p>0.151771917939186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16250017285347" calcext:value-type="float">
            <text:p>0.16250017285347</text:p>
          </table:table-cell>
          <table:table-cell office:value-type="float" office:value="0.16660013794899" calcext:value-type="float">
            <text:p>0.16660013794899</text:p>
          </table:table-cell>
          <table:table-cell office:value-type="float" office:value="0.102060422301292" calcext:value-type="float">
            <text:p>0.102060422301292</text:p>
          </table:table-cell>
          <table:table-cell office:value-type="float" office:value="0.0892758443951607" calcext:value-type="float">
            <text:p>0.089275844395161</text:p>
          </table:table-cell>
          <table:table-cell office:value-type="float" office:value="0.14856219291687" calcext:value-type="float">
            <text:p>0.14856219291687</text:p>
          </table:table-cell>
          <table:table-cell office:value-type="float" office:value="0.160785511136055" calcext:value-type="float">
            <text:p>0.160785511136055</text:p>
          </table:table-cell>
          <table:table-cell office:value-type="float" office:value="0.206837728619575" calcext:value-type="float">
            <text:p>0.20683772861957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161746874451637" calcext:value-type="float">
            <text:p>0.161746874451637</text:p>
          </table:table-cell>
          <table:table-cell office:value-type="float" office:value="0.133750587701797" calcext:value-type="float">
            <text:p>0.133750587701797</text:p>
          </table:table-cell>
          <table:table-cell office:value-type="float" office:value="0.165603876113892" calcext:value-type="float">
            <text:p>0.165603876113892</text:p>
          </table:table-cell>
          <table:table-cell office:value-type="float" office:value="0.14777560532093" calcext:value-type="float">
            <text:p>0.14777560532093</text:p>
          </table:table-cell>
          <table:table-cell office:value-type="float" office:value="0.145967468619347" calcext:value-type="float">
            <text:p>0.145967468619347</text:p>
          </table:table-cell>
          <table:table-cell office:value-type="float" office:value="0.101531997323036" calcext:value-type="float">
            <text:p>0.101531997323036</text:p>
          </table:table-cell>
          <table:table-cell office:value-type="float" office:value="0.223807275295258" calcext:value-type="float">
            <text:p>0.223807275295258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168857142329216" calcext:value-type="float">
            <text:p>0.168857142329216</text:p>
          </table:table-cell>
          <table:table-cell office:value-type="float" office:value="0.134012386202812" calcext:value-type="float">
            <text:p>0.134012386202812</text:p>
          </table:table-cell>
          <table:table-cell office:value-type="float" office:value="0.165037497878075" calcext:value-type="float">
            <text:p>0.165037497878075</text:p>
          </table:table-cell>
          <table:table-cell office:value-type="float" office:value="0.0885385796427727" calcext:value-type="float">
            <text:p>0.088538579642773</text:p>
          </table:table-cell>
          <table:table-cell office:value-type="float" office:value="0.0840426161885262" calcext:value-type="float">
            <text:p>0.084042616188526</text:p>
          </table:table-cell>
          <table:table-cell office:value-type="float" office:value="0.158876195549965" calcext:value-type="float">
            <text:p>0.158876195549965</text:p>
          </table:table-cell>
          <table:table-cell office:value-type="float" office:value="0.142397657036781" calcext:value-type="float">
            <text:p>0.142397657036781</text:p>
          </table:table-cell>
          <table:table-cell table:number-columns-repeated="15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EP entropy</text:p>
          </table:table-cell>
          <table:table-cell table:formula="of:=AVERAGE([.C40:.C49])" office:value-type="float" office:value="0.167173594236374" calcext:value-type="float">
            <text:p>0.167173594236374</text:p>
          </table:table-cell>
          <table:table-cell table:formula="of:=AVERAGE([.D40:.D49])" office:value-type="float" office:value="0.144732603430748" calcext:value-type="float">
            <text:p>0.144732603430748</text:p>
          </table:table-cell>
          <table:table-cell table:formula="of:=AVERAGE([.E40:.E49])" office:value-type="float" office:value="0.135554154217243" calcext:value-type="float">
            <text:p>0.135554154217243</text:p>
          </table:table-cell>
          <table:table-cell table:formula="of:=AVERAGE([.F40:.F49])" office:value-type="float" office:value="0.117925118654966" calcext:value-type="float">
            <text:p>0.117925118654966</text:p>
          </table:table-cell>
          <table:table-cell table:formula="of:=AVERAGE([.G40:.G49])" office:value-type="float" office:value="0.119495286792517" calcext:value-type="float">
            <text:p>0.119495286792517</text:p>
          </table:table-cell>
          <table:table-cell table:formula="of:=AVERAGE([.H40:.H49])" office:value-type="float" office:value="0.134021557122469" calcext:value-type="float">
            <text:p>0.134021557122469</text:p>
          </table:table-cell>
          <table:table-cell table:formula="of:=AVERAGE([.I40:.I49])" office:value-type="float" office:value="0.17765578776598" calcext:value-type="float">
            <text:p>0.17765578776598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2T23:22:38.688923943</meta:creation-date>
    <dc:date>2021-09-25T03:04:31.569294553</dc:date>
    <meta:editing-duration>P1DT22H18M12S</meta:editing-duration>
    <meta:editing-cycles>12</meta:editing-cycles>
    <meta:generator>LibreOffice/6.4.7.2$Linux_X86_64 LibreOffice_project/40$Build-2</meta:generator>
    <meta:document-statistic meta:table-count="1" meta:cell-count="316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95cm" svg:y="4.201cm" style:legend-expansion="high" chart:style-name="ch2"/>
        <chart:plot-area chart:style-name="ch3" table:cell-range-address="Sheet1.D15:Sheet1.X15" chart:data-source-has-labels="column" svg:x="0.32cm" svg:y="0.18cm" svg:width="12.455cm" svg:height="8.64cm">
          <chartooo:coordinate-region svg:x="1.418cm" svg:y="0.38cm" svg:width="11.1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15:Sheet1.X15" chart:label-cell-address="Sheet1.D15:Sheet1.D15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X_val perf</text:p>
                <draw:g>
                  <svg:desc>Sheet1.D15:Sheet1.D15</svg:desc>
                </draw:g>
              </table:table-cell>
              <table:table-cell office:value-type="float" office:value="0.4714">
                <text:p>0.4714</text:p>
                <draw:g>
                  <svg:desc>Sheet1.E15:Sheet1.X15</svg:desc>
                </draw:g>
              </table:table-cell>
              <table:table-cell office:value-type="float" office:value="0.47584">
                <text:p>0.47584</text:p>
              </table:table-cell>
              <table:table-cell office:value-type="float" office:value="0.47654">
                <text:p>0.47654</text:p>
              </table:table-cell>
              <table:table-cell office:value-type="float" office:value="0.47738">
                <text:p>0.47738</text:p>
              </table:table-cell>
              <table:table-cell office:value-type="float" office:value="0.47806">
                <text:p>0.47806</text:p>
              </table:table-cell>
              <table:table-cell office:value-type="float" office:value="0.47794">
                <text:p>0.47794</text:p>
              </table:table-cell>
              <table:table-cell office:value-type="float" office:value="0.47946">
                <text:p>0.47946</text:p>
              </table:table-cell>
              <table:table-cell office:value-type="float" office:value="0.47814">
                <text:p>0.47814</text:p>
              </table:table-cell>
              <table:table-cell office:value-type="float" office:value="0.47828">
                <text:p>0.47828</text:p>
              </table:table-cell>
              <table:table-cell office:value-type="float" office:value="0.47784">
                <text:p>0.47784</text:p>
              </table:table-cell>
              <table:table-cell office:value-type="float" office:value="0.4765">
                <text:p>0.4765</text:p>
              </table:table-cell>
              <table:table-cell office:value-type="float" office:value="0.47694">
                <text:p>0.47694</text:p>
              </table:table-cell>
              <table:table-cell office:value-type="float" office:value="0.47612">
                <text:p>0.47612</text:p>
              </table:table-cell>
              <table:table-cell office:value-type="float" office:value="0.4756">
                <text:p>0.4756</text:p>
              </table:table-cell>
              <table:table-cell office:value-type="float" office:value="0.4747">
                <text:p>0.4747</text:p>
              </table:table-cell>
              <table:table-cell office:value-type="float" office:value="0.47234">
                <text:p>0.47234</text:p>
              </table:table-cell>
              <table:table-cell office:value-type="float" office:value="0.4733">
                <text:p>0.4733</text:p>
              </table:table-cell>
              <table:table-cell office:value-type="float" office:value="0.47128">
                <text:p>0.47128</text:p>
              </table:table-cell>
              <table:table-cell office:value-type="float" office:value="0.46978">
                <text:p>0.46978</text:p>
              </table:table-cell>
              <table:table-cell office:value-type="float" office:value="0.468844634">
                <text:p>0.4688446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36cm" svg:y="4.201cm" style:legend-expansion="high" chart:style-name="ch2"/>
        <chart:plot-area chart:style-name="ch3" table:cell-range-address="Sheet1.B51:Sheet1.I52" chart:data-source-has-labels="both" svg:x="0.32cm" svg:y="0.18cm" svg:width="12.296cm" svg:height="8.64cm">
          <chartooo:coordinate-region svg:x="1.232cm" svg:y="0.379cm" svg:width="11.197cm" svg:height="7.794cm"/>
          <chart:axis chart:dimension="x" chart:name="primary-x" chart:style-name="ch4" chartooo:axis-type="auto">
            <chartooo:date-scale/>
            <chart:categories table:cell-range-address="Sheet1.C51:Sheet1.I5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52:Sheet1.I52" chart:label-cell-address="Sheet1.B52:Sheet1.B52" chart:class="chart:line"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Sheet1.C51:Sheet1.I5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EP entropy</text:p>
                <draw:g>
                  <svg:desc>Sheet1.B52:Sheet1.B52</svg:desc>
                </draw:g>
              </table:table-cell>
              <table:table-cell office:value-type="float" office:value="0.167173594236374">
                <text:p>0.167173594236374</text:p>
                <draw:g>
                  <svg:desc>Sheet1.C52:Sheet1.I52</svg:desc>
                </draw:g>
              </table:table-cell>
              <table:table-cell office:value-type="float" office:value="0.144732603430748">
                <text:p>0.144732603430748</text:p>
              </table:table-cell>
              <table:table-cell office:value-type="float" office:value="0.135554154217243">
                <text:p>0.135554154217243</text:p>
              </table:table-cell>
              <table:table-cell office:value-type="float" office:value="0.117925118654966">
                <text:p>0.117925118654966</text:p>
              </table:table-cell>
              <table:table-cell office:value-type="float" office:value="0.119495286792517">
                <text:p>0.119495286792517</text:p>
              </table:table-cell>
              <table:table-cell office:value-type="float" office:value="0.134021557122469">
                <text:p>0.134021557122469</text:p>
              </table:table-cell>
              <table:table-cell office:value-type="float" office:value="0.17765578776598">
                <text:p>0.177655787765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